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9pt" fo:font-style="normal" fo:font-weight="normal"/>
    </style:style>
    <style:style style:name="P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font-name="Arial" fo:font-size="9pt" fo:font-style="normal" fo:font-weight="normal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fo:font-size="9pt" fo:font-style="normal" fo:font-weight="normal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T1" style:family="text">
      <style:text-properties fo:font-variant="normal" fo:text-transform="none" fo:font-size="9pt" fo:font-style="normal" fo:font-weight="normal"/>
    </style:style>
    <style:style style:name="T2" style:family="text">
      <style:text-properties fo:font-variant="normal" fo:text-transform="none" fo:color="#000000" fo:font-size="9pt" fo:font-style="normal" fo:font-weight="normal"/>
    </style:style>
    <style:style style:name="T3" style:family="text">
      <style:text-properties fo:color="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stos etc.</text:p>
      <text:p text:style-name="P4"><text:span text:style-name="T1">Executando-se em pena privativa de liberdade de 23 (vinte e três) anos e 22 (vinte e dois) dias de reclusão, em regime fechado, pelos delitos capitulados nos artigos 157, </text:span><text:span text:style-name="Emphasis"><text:span text:style-name="T1">caput </text:span></text:span><text:span text:style-name="T1">e 157, § 2º do Código Penal, tendo o SEEU identificado o apenado como possível beneficiário de indulto. </text:span></text:p>
      <text:p text:style-name="P1">Opinou o Ministério Público pelo indeferimento (evento 81).</text:p>
      <text:p text:style-name="P1">Relatados.</text:p>
      <text:p text:style-name="P1">Dispõe o artigo 1º, inciso II, c/c artigo 8º, do Decreto Presidencial nº 8.615/2015:</text:p>
      <text:p text:style-name="P2">Art. 1º Concede-se o indulto coletivo às pessoas, nacionais e estrangeiras: </text:p>
      <text:p text:style-name="P3">I - condenadas a pena privativa de liberdade não superior a oito anos, não substituída por restritivas de direitos ou por multa, e não beneficiadas com a suspensão condicional da pena que, até 25 de dezembro de 2015, tenham cumprido um terço da pena, se não reincidentes, ou metade, se reincidentes; </text:p>
      <text:p text:style-name="P4"><text:span text:style-name="Strong_20_Emphasis"><text:span text:style-name="T2">II - condenadas a pena privativa de liberdade superior a oito anos e não superior a doze anos, por crime praticado sem grave ameaça ou violência a pessoa, que, até 25 de dezembro de 2015, tenham cumprido um terço da pena, se não reincidentes, ou metade, se reincidentes; </text:span></text:span></text:p>
      <text:p text:style-name="P2">Art. 8º As penas correspondentes a infrações diversas devem somar-se, para efeito da declaração do indulto e da comutação de penas, até 25 de dezembro de 2015. </text:p>
      <text:p text:style-name="P1"><text:span text:style-name="T3">No caso, o apenado cumpre pena de </text:span>23 (vinte e três) anos e 22 (vinte e dois) dias de reclusão, por crime de roubo circunstanciado, logo a pena além de ser superior a doze anos, foi cometido com grave ameaça ou violência à pessoa.</text:p>
      <text:p text:style-name="P1">Neste flanco, o apenado não preenche o requisito objetivo para ser agraciado o indulto.</text:p>
      <text:p text:style-name="P1">Isto posto, deixo de aplicar o indulto, por ausência de requisito objetivo.</text:p>
      <text:p text:style-name="P1">P. R. I., aguardando-se o cumprimento da pena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0T09:17:37.631000000</meta:creation-date>
    <dc:date>2019-06-20T09:18:31.760000000</dc:date>
    <meta:editing-duration>PT55S</meta:editing-duration>
    <meta:editing-cycles>1</meta:editing-cycles>
    <meta:document-statistic meta:table-count="0" meta:image-count="0" meta:object-count="0" meta:page-count="1" meta:paragraph-count="13" meta:word-count="288" meta:character-count="1689" meta:non-whitespace-character-count="1409"/>
    <meta:generator>LibreOffice/6.0.3.2$Windows_X86_64 LibreOffice_project/8f48d515416608e3a835360314dac7e47fd0b821</meta:generator>
  </office:meta>
</office:document-meta>
</file>